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8b3c" officeooo:paragraph-rsid="00028b3c"/>
    </style:style>
    <style:style style:name="P2" style:family="paragraph" style:parent-style-name="Standard">
      <style:paragraph-properties fo:text-align="center" style:justify-single-word="false"/>
      <style:text-properties officeooo:rsid="00028b3c" officeooo:paragraph-rsid="00028b3c"/>
    </style:style>
    <style:style style:name="P3" style:family="paragraph" style:parent-style-name="Standard">
      <style:paragraph-properties fo:text-align="start" style:justify-single-word="false"/>
      <style:text-properties officeooo:rsid="0002d551" officeooo:paragraph-rsid="0002d551"/>
    </style:style>
    <style:style style:name="P4" style:family="paragraph" style:parent-style-name="Standard">
      <style:paragraph-properties fo:text-align="start" style:justify-single-word="false"/>
      <style:text-properties officeooo:rsid="0002d551" officeooo:paragraph-rsid="000692eb"/>
    </style:style>
    <style:style style:name="P5" style:family="paragraph" style:parent-style-name="Standard">
      <style:paragraph-properties fo:text-align="start" style:justify-single-word="false"/>
      <style:text-properties officeooo:rsid="0004c7b2" officeooo:paragraph-rsid="000692eb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28b3c" officeooo:paragraph-rsid="00028b3c" style:font-weight-asian="bold" style:font-weight-complex="bold"/>
    </style:style>
    <style:style style:name="T1" style:family="text">
      <style:text-properties officeooo:rsid="0002d551"/>
    </style:style>
    <style:style style:name="T2" style:family="text">
      <style:text-properties officeooo:rsid="0004c7b2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ool Selection</text:p>
      <text:p text:style-name="P2"/>
      <text:p text:style-name="P1"><text:span text:style-name="T3">GitHub</text:span> – <text:span text:style-name="T1">source code management</text:span></text:p>
      <text:p text:style-name="P1"/>
      <text:p text:style-name="P1"><text:span text:style-name="T3">Flutter</text:span> – <text:span text:style-name="T1">Already have some familiarity, supports mobile</text:span></text:p>
      <text:p text:style-name="P1"/>
      <text:p text:style-name="P3"><text:span text:style-name="T3">Search Engines</text:span>:</text:p>
      <text:p text:style-name="P1"/>
      <text:p text:style-name="P1"><text:tab/>Google Search – <text:span text:style-name="T1">default</text:span></text:p>
      <text:p text:style-name="P1"/>
      <text:p text:style-name="P1"><text:tab/><text:span text:style-name="T1">Bing</text:span></text:p>
      <text:p text:style-name="P1"/>
      <text:p text:style-name="P1"><text:tab/><text:span text:style-name="T1">DuckDuckGo</text:span></text:p>
      <text:p text:style-name="P1"/>
      <text:p text:style-name="P1"><text:tab/>searx</text:p>
      <text:p text:style-name="P1"/>
      <text:p text:style-name="P4"><text:span text:style-name="T3">Firebase</text:span> – simple way to handle the server side functionality, <text:span text:style-name="T2">within budget</text:span></text:p>
      <text:p text:style-name="P5"><text:tab/> <text:s text:c="5"/>negative – web support still in beta</text:p>
      <text:p text:style-name="P1"/>
      <text:p text:style-name="P3"><text:tab/>Authentication</text:p>
      <text:p text:style-name="P1"/>
      <text:p text:style-name="P1"><text:tab/>Live Database</text:p>
      <text:p text:style-name="P1"/>
      <text:p text:style-name="P1"><text:tab/>Cloud Messaging</text:p>
      <text:p text:style-name="P1"><text:tab/></text:p>
      <text:p text:style-name="P1"><text:tab/><text:span text:style-name="T1">Host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3:30:43.234000000</meta:creation-date>
    <dc:date>2020-10-15T09:48:49.458000000</dc:date>
    <meta:editing-duration>PT1H6M39S</meta:editing-duration>
    <meta:editing-cycles>9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5" meta:word-count="44" meta:character-count="335" meta:non-whitespace-character-count="284"/>
  </office:meta>
</office:document-meta>
</file>